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6c8" officeooo:paragraph-rsid="000386c8"/>
    </style:style>
    <style:style style:name="P2" style:family="paragraph" style:parent-style-name="Standard">
      <style:text-properties officeooo:rsid="000af7aa" officeooo:paragraph-rsid="000af7aa"/>
    </style:style>
    <style:style style:name="P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386c8" officeooo:paragraph-rsid="000386c8"/>
    </style:style>
    <style:style style:name="P4" style:family="paragraph" style:parent-style-name="Standard">
      <style:text-properties officeooo:rsid="000af7aa" officeooo:paragraph-rsid="000af7aa"/>
    </style:style>
    <style:style style:name="P5" style:family="paragraph" style:parent-style-name="Standard">
      <style:text-properties officeooo:rsid="000decf6" officeooo:paragraph-rsid="000af7aa"/>
    </style:style>
    <style:style style:name="P6" style:family="paragraph" style:parent-style-name="Standard">
      <style:text-properties officeooo:rsid="000decf6" officeooo:paragraph-rsid="000decf6"/>
    </style:style>
    <style:style style:name="P7" style:family="paragraph" style:parent-style-name="Standard">
      <style:text-properties officeooo:rsid="000386c8" officeooo:paragraph-rsid="000386c8"/>
    </style:style>
    <style:style style:name="P8" style:family="paragraph" style:parent-style-name="Standard">
      <style:text-properties fo:font-weight="bold" officeooo:rsid="000decf6" officeooo:paragraph-rsid="000decf6" style:font-weight-asian="bold" style:font-weight-complex="bold"/>
    </style:style>
    <style:style style:name="P9" style:family="paragraph" style:parent-style-name="Standard">
      <style:text-properties officeooo:rsid="0010892f" officeooo:paragraph-rsid="0010892f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0892f" officeooo:paragraph-rsid="0010892f" style:font-weight-asian="bold" style:font-weight-complex="bold"/>
    </style:style>
    <style:style style:name="T1" style:family="text">
      <style:text-properties officeooo:rsid="000decf6"/>
    </style:style>
    <style:style style:name="T2" style:family="text">
      <style:text-properties officeooo:rsid="000f83ff"/>
    </style:style>
    <style:style style:name="T3" style:family="text">
      <style:text-properties officeooo:rsid="0010892f"/>
    </style:style>
    <style:style style:name="T4" style:family="text">
      <style:text-properties fo:font-weight="bold" officeooo:rsid="0010892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</text:p>
      <text:p text:style-name="P1"/>
      <text:p text:style-name="P1">Guion BabyMozart</text:p>
      <text:p text:style-name="P3"/>
      <text:p text:style-name="P1"/>
      <text:p text:style-name="P1"><text:span text:style-name="T4">Objetivo</text:span><text:span text:style-name="T3">:</text:span></text:p>
      <text:p text:style-name="P2">En el juego van apareciendo notas <text:span text:style-name="T2">de forma aleatoria</text:span>, tanto por su valor (de Do a Si), como su posici<text:span text:style-name="T2">ó</text:span>n en x (en cualquier sitio desde izq a dcha). </text:p>
      <text:p text:style-name="P2">El usuario debe usar las teclas de flechas de izq y dcha para colocar la nota en la tecla del piano correspondiente.</text:p>
      <text:p text:style-name="P2">Si el usuario ya está seguro, puede pulsar la tecla flecha abajo para que la nota vaya directamente a la tecla encima de la que está puesta.</text:p>
      <text:p text:style-name="P2">Cuando la nota llega a la tecla, pueden pasar dos cosas:</text:p>
      <text:p text:style-name="P2">1. Que acierte, en cuya caso se suman 1 punto.</text:p>
      <text:p text:style-name="P2">2. Que falle, en cuyo caso se resta una vida.</text:p>
      <text:p text:style-name="P5"/>
      <text:p text:style-name="P8">Descripción de los niveles:</text:p>
      <text:p text:style-name="P6">1. Easy. las notas disponen de tres características: Color, nombre y sonido. El color de la nota coincide con el color de su tecla correspondiente, así que es fácil acertar. Es simplemente hacer un match visual.</text:p>
      <text:p text:style-name="P6">2. Medium. <text:span text:style-name="T3">A</text:span>l alcanzar los 10 puntos, el nivel cambia a Medium. En este nivel las notas ya no disponen <text:span text:style-name="T2">de color, solo su nombre y su sonido correspondiente. Así hasta superar los 20 puntos, en el que habrá de nuevo un cambio de nivel.</text:span></text:p>
      <text:p text:style-name="P9">3. Hard. Es el último nivel, donde las notas solo disponen de su sonido. El jugador dispone en todo momento del juego el piano de abajo como apoyo.</text:p>
      <text:p text:style-name="P2"/>
      <text:p text:style-name="P10">Disposición del juego:</text:p>
      <text:p text:style-name="P2">A la izquierda, tendremos lo siguiente:</text:p>
      <text:p text:style-name="P2"><text:span text:style-name="T1">1</text:span>. un selector de nivel <text:span text:style-name="T1">con las dificultades “Easy”, chequeada por defecto, “Medium” y “Hard”.</text:span></text:p>
      <text:p text:style-name="P2"><text:span text:style-name="T1">2</text:span>. <text:span text:style-name="T1">boton de Start.</text:span></text:p>
      <text:p text:style-name="P2"/>
      <text:p text:style-name="P9">Debajo de la pantalla de juego está el piano. Las teclas asociadas a las notas son las siguientes:</text:p>
      <text:p text:style-name="P9"/>
      <text:p text:style-name="P9">Do → Z</text:p>
      <text:p text:style-name="P9">Re → X</text:p>
      <text:p text:style-name="P9">Mi → C</text:p>
      <text:p text:style-name="P9">Fa → V</text:p>
      <text:p text:style-name="P9">Sol → B</text:p>
      <text:p text:style-name="P9">La → N</text:p>
      <text:p text:style-name="P9">Si → M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27:48.396641960</meta:creation-date>
    <meta:editing-duration>PT13H41M29S</meta:editing-duration>
    <meta:editing-cycles>4</meta:editing-cycles>
    <meta:generator>LibreOffice/6.0.6.2$Linux_X86_64 LibreOffice_project/00m0$Build-2</meta:generator>
    <dc:date>2019-01-25T13:46:07.785677836</dc:date>
    <meta:document-statistic meta:table-count="0" meta:image-count="0" meta:object-count="0" meta:page-count="1" meta:paragraph-count="25" meta:word-count="293" meta:character-count="1516" meta:non-whitespace-character-count="1247"/>
  </office:meta>
</office:document-meta>
</file>